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3.933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143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Alternate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0,C9,C8,C7,C6,C5</text:p>
          </table:table-cell>
          <table:table-cell office:value-type="string">
            <text:p>C_1206_3216Metric_Pad1.33x1.80mm_HandSolder</text:p>
          </table:table-cell>
          <table:table-cell office:value-type="float" office:value="6">
            <text:p>6</text:p>
          </table:table-cell>
          <table:table-cell office:value-type="string">
            <text:p>10 nF</text:p>
          </table:table-cell>
          <table:table-cell office:value-type="string">
            <text:p>https://www.digikey.ca/en/products/detail/walsin-technology-corporation/1206B103J500CT/9355096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,U1</text:p>
          </table:table-cell>
          <table:table-cell office:value-type="string">
            <text:p>TO-220-11_P3.4x5.08mm_StaggerOdd_Lead4.85mm_Vertical</text:p>
          </table:table-cell>
          <table:table-cell office:value-type="float" office:value="2">
            <text:p>2</text:p>
          </table:table-cell>
          <table:table-cell office:value-type="string">
            <text:p>LMD18200</text:p>
          </table:table-cell>
          <table:table-cell office:value-type="string">
            <text:p>https://www.digikey.ca/en/products/detail/texas-instruments/LMD18200T-LF14/13437016</text:p>
          </table:table-cell>
          <table:table-cell office:value-type="string">
            <text:p>https://www.aliexpress.com/item/32706397023.html?spm=a2g0o.productlist.0.0.798f39bcA4ONT3&amp;algo_pvid=239961e5-490f-4425-af8e-90cdbb488cdd&amp;algo_exp_id=239961e5-490f-4425-af8e-90cdbb488cdd-0&amp;pdp_ext_f=%7B%22sku_id%22%3A%2260920088277%22%7D&amp;pdp_npi=2%40dis%21CAD%21%216.54%21%21%215.57%21%21%400b0a555d16521996587256841e9ad8%2160920088277%21sea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,R3</text:p>
          </table:table-cell>
          <table:table-cell office:value-type="string">
            <text:p>R_1206_3216Metric_Pad1.30x1.75mm_HandSolder</text:p>
          </table:table-cell>
          <table:table-cell office:value-type="float" office:value="2">
            <text:p>2</text:p>
          </table:table-cell>
          <table:table-cell office:value-type="string">
            <text:p>2.2 k</text:p>
          </table:table-cell>
          <table:table-cell office:value-type="string">
            <text:p>https://www.digikey.ca/en/products/detail/stackpole-electronics-inc/RMCF1206JT2K20/1757504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9,J8,J7,J6</text:p>
          </table:table-cell>
          <table:table-cell office:value-type="string">
            <text:p>TerminalBlock_TE_282834-2_1x02_P2.54mm_Horizontal</text:p>
          </table:table-cell>
          <table:table-cell office:value-type="float" office:value="4">
            <text:p>4</text:p>
          </table:table-cell>
          <table:table-cell office:value-type="string">
            <text:p>Screw_Terminal_01x02</text:p>
          </table:table-cell>
          <table:table-cell office:value-type="string">
            <text:p>https://www.digikey.ca/en/products/detail/on-shore-technology-inc/OSTVN02A150/1588862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5,J4</text:p>
          </table:table-cell>
          <table:table-cell office:value-type="string">
            <text:p>PinSocket_1x03_P2.54mm_Vertical</text:p>
          </table:table-cell>
          <table:table-cell office:value-type="float" office:value="2">
            <text:p>2</text:p>
          </table:table-cell>
          <table:table-cell office:value-type="string">
            <text:p>Conn_01x03_Male</text:p>
          </table:table-cell>
          <table:table-cell office:value-type="string">
            <text:p>https://www.digikey.ca/en/products/detail/sullins-connector-solutions/PREC003SAAN-RC/2774851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3,J2</text:p>
          </table:table-cell>
          <table:table-cell office:value-type="string">
            <text:p>TerminalBlock_TE_282834-4_1x04_P2.54mm_Horizontal</text:p>
          </table:table-cell>
          <table:table-cell office:value-type="float" office:value="2">
            <text:p>2</text:p>
          </table:table-cell>
          <table:table-cell office:value-type="string">
            <text:p>Screw_Terminal_01x04</text:p>
          </table:table-cell>
          <table:table-cell office:value-type="string">
            <text:p>https://www.digikey.ca/short/tv7tzq1r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4,C3,C1,C2</text:p>
          </table:table-cell>
          <table:table-cell office:value-type="string">
            <text:p>C_2312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 office:value-type="string">
            <text:p>https://www.digikey.ca/short/qfrbqfhd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05/19/2022</text:date>, <text:time>11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9T11:51:42.67</dc:date>
    <dc:creator>Finn Haftign</dc:creator>
    <meta:generator>OpenOffice/4.1.11$Win32 OpenOffice.org_project/4111m1$Build-9808</meta:generator>
    <meta:editing-duration>PT15M24S</meta:editing-duration>
    <meta:editing-cycles>5</meta:editing-cycles>
    <meta:document-statistic meta:table-count="1" meta:cell-count="62" meta:object-count="0"/>
  </office:meta>
</office:document-meta>
</file>